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4pt" style:text-underline-style="none" fo:font-weight="bold" style:font-size-asian="14pt" style:font-weight-asian="bold" style:font-size-complex="14pt" style:font-weight-complex="bold"/>
    </style:style>
    <style:style style:name="P3" style:family="paragraph" style:parent-style-name="Standard">
      <style:text-properties fo:font-size="14pt" style:text-underline-style="none" fo:font-weight="normal" style:font-size-asian="14pt" style:font-weight-asian="normal" style:font-size-complex="14pt" style:font-weight-complex="normal"/>
    </style:style>
    <style:style style:name="P4" style:family="paragraph" style:parent-style-name="Standard" style:list-style-name="L2">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5" style:family="paragraph" style:parent-style-name="Standard" style:list-style-name="L1"/>
    <style:style style:name="P6" style:family="paragraph" style:parent-style-name="Standard" style:list-style-name="L1">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ize="14pt" style:text-underline-style="none" fo:font-weight="normal" style:font-size-asian="14pt" style:font-weight-asian="normal" style:font-size-complex="14pt" style:font-weight-complex="normal"/>
    </style:style>
    <style:style style:name="T3"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4"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wicklung einer dezentralen Android App zur Unterstützung der Hausaufgaben von Schülern und Schülerinnen</text:p>
      <text:p text:style-name="P1"/>
      <text:p text:style-name="P1">1. Analyse</text:p>
      <text:p text:style-name="P1"/>
      <text:p text:style-name="P2">Analyse der Aufgabenstellung:</text:p>
      <text:p text:style-name="P2"/>
      <text:p text:style-name="P3">Zerlegung der einzelnen Begrifflichkeiten und deren Bedeutung. Wie eintwickelt man Software? Was sind die allgemeinen Schritte bei der Softwareentwicklung? Wie entwickelt man gute Software? Was bedeutet dezentral? Was ist Android und wozu wird Android genutzt? Wie können die Schülerinnen und Schüler bei ihren Hausaufgaben unterstützt werden?</text:p>
      <text:p text:style-name="P3"/>
      <text:p text:style-name="P3">Wie entwickelt man Software?</text:p>
      <text:p text:style-name="P3">In der Softwareentwicklung bezeichnet man die Schritte die ein Softwareentwickler bei der Entwicklung von Software durchlaufen sollte als Softwareentwicklungsprozesse. In der Regel unterscheidet man 4 Softwareentwicklungsprozesse. </text:p>
      <text:list xml:id="list2086544516931974960" text:style-name="L1">
        <text:list-item>
          <text:p text:style-name="P5"><text:span text:style-name="T2">Die </text:span><text:span text:style-name="T3">Softwarespezifikationen </text:span><text:span text:style-name="T4">bei denen Softwareentwickler und Kunde gemeinsam die zu entwickelnde Software definieren und deren Operationen einschränken.</text:span></text:p>
        </text:list-item>
        <text:list-item>
          <text:p text:style-name="P6"><text:span text:style-name="T2">Die </text:span><text:span text:style-name="T3">Softwareentwicklung</text:span><text:span text:style-name="T2"> bei der die Software konzipiert und programmiert wird.</text:span></text:p>
        </text:list-item>
        <text:list-item>
          <text:p text:style-name="P6"><text:span text:style-name="T2">Die </text:span><text:span text:style-name="T3">Softwarevalidierung </text:span><text:span text:style-name="T2">bei der die Software getestet wird, um sicherzustellen, dass die Software den Ansprüchen des Kunden entspricht.</text:span></text:p>
        </text:list-item>
        <text:list-item>
          <text:p text:style-name="P6"><text:span text:style-name="T2">Die </text:span><text:span text:style-name="T3">Softwareweiterentwicklung </text:span><text:span text:style-name="T2">bei der die Software modifiziert wird, um diese an die Änderungen der Anforderungen des Marktes und des Kunden anzupassen.</text:span></text:p>
        </text:list-item>
      </text:list>
      <text:p text:style-name="P3">(vgl. Sommerville Software Engineering 2004 S.8)</text:p>
      <text:p text:style-name="P3"/>
      <text:p text:style-name="P3">Der Aufbau der Bachelorarbeit orientiert sich an diesen 4 Softwareentwicklungsprozessen. In Kapitel 2 dieser Arbeit werden verschiedenste Use-Cases(Benutungs-Szenarien) aufgestellt und Analysiert. Aus diesen Use-Cases können dann wiederum diverse Spezifikationen definiert werden. Zudem werden in Kapitel 2 ähnliche Hausaufgabenheft Anwendungen verglichen und nach selbstdefinierten Kriterien bewertet. An Hand dieses Vergleichs und der anschließenden Bewertung der einzelnen Anwedungen können weitere Spezifikationen definiert werden. Der Vergleich mit anderen Anwendungen kann als Inspiration verstanden werden und ist sehr nützlich beim konzipieren noch nicht bedachter Funktionalitäten. Wie die definierten Spezifikationen implementiert werden und wie die dafür konzipierte Struktur der Software aussieht wird in Kapitel 3 geklärt. Wie ich die Anwendung teste und wie das Ergebnis dieser Tests ist zeigt Kapitel 4. In Kapitel 5 also der Softwareweiterentwicklung wird eine Einschätung bzw. Kritik der bisherigen Anwendung vorgenommen, sprich was kann die Anwendung auf dem aktuellsten Stand, wie kann die Anwendung verbessert werden <text:soft-page-break/>und welche Folgeanwendungen könnten aus dieser Anwendung entstehen.</text:p>
      <text:p text:style-name="P3"/>
      <text:p text:style-name="P3">Was sind die Eigenschaften guter Software? </text:p>
      <text:p text:style-name="P3">Zusätzlich zu den Funktionalitäten der Software existieren noch andere Eigenschaften, mit denen untersucht werden kann, ob Software gut oder schlecht entwickelt wurde oder man benutzt das Vorwissen dieser Eigenschaften um bei der Entwicklung neuer Software diese Eigenschaften als grundlegende Entwicklungskriterien zu verwenden. Bei den nachfolgend erklärten Eigenschaften handelt es sich um nichtfunktionale Eigenschaften und anders als bei den softwarespezifischen funktionalen Eigenschaften sind die nichtfunktionalen Eigenschaften weniger spezifisch als allgemeingültig. Funktionale Eigenschaften werden während der Softwarespezifikationsphase von Softwareentwickler und Kundne definiert und sind je nach Projekt unterschiedlich also softwarespezifisch. Nichtfunktionale Eigenschaften gelten für alle Softwareprojekte gleich und sind somit weniger spezifisch als verallgemeinert. Die Eigenschaften guter Software sind:</text:p>
      <text:p text:style-name="P3"/>
      <text:list xml:id="list2163028231966379980" text:style-name="L2">
        <text:list-item>
          <text:p text:style-name="P4">Wartbarkeit: <text:span text:style-name="T1">Software sollte so geschrieben sein, dass sie wiederverwendet und weiterentwickelt werden kann, um sich den Veränderungen der Bedürfnissen der Kunden anzupassen. Die Wartbarkeit ist eine ausschlaggebende Eigenschaft, weil die Veränderung der Software eine unumgängliche Konsequenz aus der Veränderung des Geschäfts-Umfeldes ist.</text:span></text:p>
        </text:list-item>
        <text:list-item>
          <text:p text:style-name="P4">Zuverlässigkeit:<text:span text:style-name="T1"> //TODO </text:span></text:p>
        </text:list-item>
      </text:list>
      <text:p text:style-name="P3"/>
      <text:p text:style-name="P3">(vgl. Sommerville Software Engineering 2004 S.12ff )</text:p>
      <text:p text:style-name="P3"/>
      <text:p text:style-name="P3"/>
      <text:p text:style-name="P3">Anfangsphase der Softwareentwicklung: Erstellung von "Use-Cases". Was sind Use-Cases und was bewirken die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18M27S</meta:editing-duration>
    <meta:editing-cycles>5</meta:editing-cycles>
    <meta:generator>OpenOffice/4.1.2$Win32 OpenOffice.org_project/412m3$Build-9782</meta:generator>
    <dc:date>2016-07-29T19:33:47.78</dc:date>
    <dc:creator>jason statham</dc:creator>
    <meta:document-statistic meta:table-count="0" meta:image-count="0" meta:object-count="0" meta:page-count="2" meta:paragraph-count="18" meta:word-count="503" meta:character-count="4017"/>
    <meta:user-defined meta:name="Info 1"/>
    <meta:user-defined meta:name="Info 2"/>
    <meta:user-defined meta:name="Info 3"/>
    <meta:user-defined meta:name="Info 4"/>
  </office:meta>
</office:document-meta>
</file>